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85b9" officeooo:paragraph-rsid="000d85b9"/>
    </style:style>
    <style:style style:name="P2" style:family="paragraph" style:parent-style-name="Standard">
      <style:text-properties officeooo:rsid="000f584b" officeooo:paragraph-rsid="000f584b"/>
    </style:style>
    <style:style style:name="P3" style:family="paragraph" style:parent-style-name="Standard">
      <style:text-properties officeooo:rsid="0010a971" officeooo:paragraph-rsid="0010a971"/>
    </style:style>
    <style:style style:name="P4" style:family="paragraph" style:parent-style-name="Standard">
      <style:text-properties officeooo:rsid="00112577" officeooo:paragraph-rsid="00112577"/>
    </style:style>
    <style:style style:name="P5" style:family="paragraph" style:parent-style-name="Standard">
      <style:text-properties officeooo:rsid="0011d806" officeooo:paragraph-rsid="0011d806"/>
    </style:style>
    <style:style style:name="P6" style:family="paragraph" style:parent-style-name="Standard">
      <style:text-properties officeooo:rsid="0012b0d6" officeooo:paragraph-rsid="0012b0d6"/>
    </style:style>
    <style:style style:name="P7" style:family="paragraph" style:parent-style-name="Standard">
      <style:text-properties officeooo:rsid="0013c7bc" officeooo:paragraph-rsid="0013c7bc"/>
    </style:style>
    <style:style style:name="P8" style:family="paragraph" style:parent-style-name="Standard">
      <style:text-properties officeooo:rsid="00156a73" officeooo:paragraph-rsid="00156a73"/>
    </style:style>
    <style:style style:name="P9" style:family="paragraph" style:parent-style-name="Standard">
      <style:text-properties officeooo:rsid="00171c1b" officeooo:paragraph-rsid="00171c1b"/>
    </style:style>
    <style:style style:name="P10" style:family="paragraph" style:parent-style-name="Standard">
      <style:text-properties officeooo:rsid="0017e460" officeooo:paragraph-rsid="0017e460"/>
    </style:style>
    <style:style style:name="P11" style:family="paragraph" style:parent-style-name="Standard">
      <style:text-properties officeooo:rsid="0019921d" officeooo:paragraph-rsid="0019921d"/>
    </style:style>
    <style:style style:name="P12" style:family="paragraph" style:parent-style-name="Standard">
      <style:text-properties officeooo:rsid="001b5b4d" officeooo:paragraph-rsid="001b5b4d"/>
    </style:style>
    <style:style style:name="P13" style:family="paragraph" style:parent-style-name="Standard">
      <style:text-properties officeooo:rsid="001b5b4d" officeooo:paragraph-rsid="001b5b4d"/>
    </style:style>
    <style:style style:name="P14" style:family="paragraph" style:parent-style-name="Standard">
      <style:text-properties officeooo:rsid="001f0513" officeooo:paragraph-rsid="001f0513"/>
    </style:style>
    <style:style style:name="P15" style:family="paragraph" style:parent-style-name="Standard">
      <style:text-properties officeooo:rsid="002149b2" officeooo:paragraph-rsid="002149b2"/>
    </style:style>
    <style:style style:name="P16" style:family="paragraph" style:parent-style-name="Standard">
      <style:text-properties officeooo:rsid="00238e9b" officeooo:paragraph-rsid="00238e9b"/>
    </style:style>
    <style:style style:name="P17" style:family="paragraph" style:parent-style-name="Standard">
      <style:text-properties officeooo:rsid="0024f580" officeooo:paragraph-rsid="0024f580"/>
    </style:style>
    <style:style style:name="P18" style:family="paragraph" style:parent-style-name="Standard">
      <style:text-properties officeooo:rsid="0028806e" officeooo:paragraph-rsid="0028806e"/>
    </style:style>
    <style:style style:name="T1" style:family="text">
      <style:text-properties officeooo:rsid="000ea129"/>
    </style:style>
    <style:style style:name="T2" style:family="text">
      <style:text-properties officeooo:rsid="00104dc9"/>
    </style:style>
    <style:style style:name="T3" style:family="text">
      <style:text-properties officeooo:rsid="0010a971"/>
    </style:style>
    <style:style style:name="T4" style:family="text">
      <style:text-properties officeooo:rsid="0011d806"/>
    </style:style>
    <style:style style:name="T5" style:family="text">
      <style:text-properties officeooo:rsid="0013c7bc"/>
    </style:style>
    <style:style style:name="T6" style:family="text">
      <style:text-properties officeooo:rsid="001b469c"/>
    </style:style>
    <style:style style:name="T7" style:family="text">
      <style:text-properties officeooo:rsid="001c2dfa"/>
    </style:style>
    <style:style style:name="T8" style:family="text">
      <style:text-properties officeooo:rsid="001fbd05"/>
    </style:style>
    <style:style style:name="T9" style:family="text">
      <style:text-properties officeooo:rsid="002201d5"/>
    </style:style>
    <style:style style:name="T10" style:family="text">
      <style:text-properties officeooo:rsid="00241095"/>
    </style:style>
    <style:style style:name="T11" style:family="text">
      <style:text-properties officeooo:rsid="0025a4c1"/>
    </style:style>
    <style:style style:name="T12" style:family="text">
      <style:text-properties officeooo:rsid="002763ad"/>
    </style:style>
    <style:style style:name="T13" style:family="text">
      <style:text-properties officeooo:rsid="0028da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.1</text:p>
      <text:p text:style-name="P1">小米投資分析<text:span text:style-name="T1">，資產180B(140+40)，equity 80B, liab 100B (90+10). 例如10B. Return on book 12%. </text:span></text:p>
      <text:p text:style-name="P2">估值10B*10=100B左右。市值250B, PE=25，比較貴<text:span text:style-name="T2">，折增長率6%. </text:span></text:p>
      <text:p text:style-name="P2">小米的弱點<text:span text:style-name="T3">：</text:span></text:p>
      <text:p text:style-name="P3">1. 不在第一梯隊</text:p>
      <text:p text:style-name="P3">2. 沒有品牌溢價<text:span text:style-name="T4">，無定價權</text:span></text:p>
      <text:p text:style-name="P4">3. 手機利潤不超過10%</text:p>
      <text:p text:style-name="P5">4. 在印度以及非洲等非發達地區火爆，在核心國家不火</text:p>
      <text:p text:style-name="P5">5. 三星的經驗教訓，3-5年以後品牌效應輪換消失。</text:p>
      <text:p text:style-name="P6">6. 手機等硬件無moat, 需要投入大量R&amp;D保持競爭力，前景並不明確。</text:p>
      <text:p text:style-name="P6"/>
      <text:p text:style-name="P6">強點<text:span text:style-name="T5">：</text:span></text:p>
      <text:p text:style-name="P7">1. 畢竟是盈利的公司</text:p>
      <text:p text:style-name="P7">2. 口碑較好， 電視較好</text:p>
      <text:p text:style-name="P7"/>
      <text:p text:style-name="P8">邁瑞：</text:p>
      <text:p text:style-name="P8">26B Asset, 8B Debt, 18B Equity.</text:p>
      <text:p text:style-name="P8">Not much debt. Earnings is 4B, return on equity is 20%. </text:p>
      <text:p text:style-name="P8">Market value 300B, 70x earnings. Very expensive. </text:p>
      <text:p text:style-name="P9">Implied growth: 30%. </text:p>
      <text:p text:style-name="P10">P/E = 70, P/B = 18, P/E*P/B = 1000.</text:p>
      <text:p text:style-name="P11">結論：估值太高，被炒上去的，80年收回投資等於每年1.<text:span text:style-name="T6">25</text:span>%. </text:p>
      <text:p text:style-name="P12">80B <text:span text:style-name="T7">max (at 20x, </text:span><text:a xlink:type="simple" xlink:href="mailto:EPS@4" text:style-name="Internet_20_link" text:visited-style-name="Visited_20_Internet_20_Link"><text:span text:style-name="T7">EPS</text:span></text:a><text:span text:style-name="T7"> @ 4, price should be 80). Chinese market is speculative, crazy. </text:span></text:p>
      <text:p text:style-name="P12"/>
      <text:p text:style-name="P12">4.6</text:p>
      <text:p text:style-name="P14">LUV (southwest airlines) <text:span text:style-name="T11">737小飛機。</text:span></text:p>
      <text:p text:style-name="P14">A: 26B (6+20)</text:p>
      <text:p text:style-name="P14">L: 1<text:span text:style-name="T8">6</text:span>B (9+<text:span text:style-name="T8">6</text:span>)</text:p>
      <text:p text:style-name="P14">E: <text:span text:style-name="T8">10B </text:span></text:p>
      <text:p text:style-name="P14"/>
      <text:p text:style-name="P15">shares outstanding: 0.4B</text:p>
      <text:p text:style-name="P15">Earnings: 2.2B</text:p>
      <text:p text:style-name="P15">$8 做了一次回購，花了2B. </text:p>
      <text:p text:style-name="P15">CAPEX在減少，每年賣出投資都可以generate 2B的investing cash flow,很可疑。在飛機上的投入減少了<text:span text:style-name="T11">，</text:span></text:p>
      <text:p text:style-name="P15">原因是<text:span text:style-name="T11">BOEING不生產737機型了。</text:span></text:p>
      <text:p text:style-name="P15">短期投資基本是<text:span text:style-name="T12">hit/miss, impact在0.1~0.3B。</text:span></text:p>
      <text:p text:style-name="P15"/>
      <text:p text:style-name="P15"/>
      <text:p text:style-name="P15">3年回購了1半發出的股份，（0.8B issued, 回購了0.4B @ 5.6B, 均價是<text:span text:style-name="T9">$14)</text:span></text:p>
      <text:p text:style-name="P16"/>
      <text:p text:style-name="P16">市值<text:span text:style-name="T10">6B～10B左右。</text:span></text:p>
      <text:p text:style-name="P17"/>
      <text:p text:style-name="P17">實際情況：市值16B, price/book=1.6. </text:p>
      <text:p text:style-name="P15"/>
      <text:p text:style-name="P18">評論：飛行行業的折舊比較大，每年都要花大筆資金投資investment, capex要從收益里減去。</text:p>
      <text:p text:style-name="P18">公司有亂投資的嫌疑<text:span text:style-name="T13">。</text:span></text:p>
      <text:p text:style-name="P18"/>
      <text:p text:style-name="P18"/>
      <text:p text:style-name="P15"><text:soft-page-break/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01:12:00.236024913</meta:creation-date>
    <dc:date>2020-04-05T19:51:10.428162141</dc:date>
    <meta:editing-duration>PT6H14M11S</meta:editing-duration>
    <meta:editing-cycles>29</meta:editing-cycles>
    <meta:generator>LibreOffice/6.0.7.3$Linux_X86_64 LibreOffice_project/00m0$Build-3</meta:generator>
    <meta:document-statistic meta:table-count="0" meta:image-count="0" meta:object-count="0" meta:page-count="2" meta:paragraph-count="38" meta:word-count="434" meta:character-count="983" meta:non-whitespace-character-count="883"/>
  </office:meta>
</office:document-meta>
</file>